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0121" officeooo:paragraph-rsid="001301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3585543926662663" text:style-name="L1">
        <text:list-item>
          <text:p text:style-name="P1">Online community management is meant to influence in-community interaction patterns</text:p>
        </text:list-item>
        <text:list-item>
          <text:p text:style-name="P1">A mechanism is proposed for how this might happen </text:p>
        </text:list-item>
        <text:list-item>
          <text:p text:style-name="P1">Hypothesis: after interacting with community managers, members become more active</text:p>
        </text:list-item>
        <text:list-item>
          <text:p text:style-name="P1">The hypothesis is tested via a logit model and not rejected</text:p>
        </text:list-item>
        <text:list-item>
          <text:p text:style-name="P1">Marginal effects of community managers action are estima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ottica</meta:initial-creator>
    <meta:creation-date>2017-01-29T11:37:21.476108000</meta:creation-date>
    <meta:generator>LibreOffice/4.4.3.2$MacOSX_X86_64 LibreOffice_project/88805f81e9fe61362df02b9941de8e38a9b5fd16</meta:generator>
    <dc:date>2017-01-29T11:50:02.317130000</dc:date>
    <dc:creator>Alberto Cottica</dc:creator>
    <meta:editing-duration>PT12M41S</meta:editing-duration>
    <meta:editing-cycles>1</meta:editing-cycles>
    <meta:document-statistic meta:table-count="0" meta:image-count="0" meta:object-count="0" meta:page-count="1" meta:paragraph-count="5" meta:word-count="53" meta:character-count="338" meta:non-whitespace-character-count="294"/>
  </office:meta>
</office:document-meta>
</file>